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fo:font-weight="bold" officeooo:rsid="0009f4d6" officeooo:paragraph-rsid="0009f4d6" fo:background-color="#ffff00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libri" fo:font-size="14pt" fo:font-weight="bold" officeooo:rsid="0009f4d6" officeooo:paragraph-rsid="000b8779" fo:background-color="#ffff00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libri" fo:font-size="14pt" fo:font-weight="bold" officeooo:rsid="000b8779" officeooo:paragraph-rsid="000b8779" fo:background-color="#ffff00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libri" fo:font-size="12pt" fo:font-weight="normal" officeooo:rsid="0009f4d6" officeooo:paragraph-rsid="0009f4d6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Calibri" fo:font-size="12pt" fo:font-weight="normal" officeooo:rsid="000b8779" officeooo:paragraph-rsid="000b8779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0b87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display Profile Page</text:p>
      <text:p text:style-name="P1"/>
      <text:p text:style-name="P1">Profile Page HTML Code:</text:p>
      <text:p text:style-name="P1"/>
      <text:p text:style-name="P4">&lt;html&gt;</text:p>
      <text:p text:style-name="P4">&lt;!DOCTYPE html&gt;</text:p>
      <text:p text:style-name="P4">&lt;html lang="en"&gt;</text:p>
      <text:p text:style-name="P4">&lt;head&gt;</text:p>
      <text:p text:style-name="P4"><text:s text:c="2"/>&lt;meta charset="UTF-8"&gt;</text:p>
      <text:p text:style-name="P4"/>
      <text:p text:style-name="P4"/>
      <text:p text:style-name="P4"><text:s text:c="2"/>&lt;!-- set viewport to device width to make site responsive --&gt;</text:p>
      <text:p text:style-name="P4"><text:s text:c="2"/>&lt;meta name="viewport" content="width=device-width, initial-scale=1"&gt;</text:p>
      <text:p text:style-name="P4"/>
      <text:p text:style-name="P4"><text:s text:c="2"/>&lt;!-- bootstrap css --&gt;</text:p>
      <text:p text:style-name="P4"><text:s text:c="2"/>&lt;link type="text/css" rel="stylesheet" href="https://maxcdn.bootstrapcdn.com/bootstrap/4.0.0/css/bootstrap.min.css"&gt;</text:p>
      <text:p text:style-name="P4">&lt;link type="text/css" rel="stylesheet" href="https://maxcdn.bootstrapcdn.com/font-awesome/4.7.0/css/font-awesome.min.css"&gt;</text:p>
      <text:p text:style-name="P4"/>
      <text:p text:style-name="P4"><text:s text:c="4"/>&lt;!-- custom styles --&gt;</text:p>
      <text:p text:style-name="P4"><text:s text:c="4"/>&lt;link rel="stylesheet" type="text/css" href="/styles/profile.css"&gt;</text:p>
      <text:p text:style-name="P4">&lt;script type='text/javascript' src='https://maps.googleapis.com/maps/api/js?key=AIzaSyDAfwCoggPDi6ucFfluBOo9kpJHoFbaVtM</text:p>
      <text:p text:style-name="P4">&amp;ibraries=geometry,places'&gt; &lt;/script&gt;</text:p>
      <text:p text:style-name="P4"><text:s text:c="4"/>&lt;!-- jquery --&gt;</text:p>
      <text:p text:style-name="P4">&lt;script type="text/javascript" src="/scripts/jquery.js"&gt;&lt;/script&gt;</text:p>
      <text:p text:style-name="P4"><text:s text:c="4"/>&lt;!-- bootstrap js --&gt;</text:p>
      <text:p text:style-name="P4"><text:s text:c="4"/>&lt;script type="text/javascript" src="https://maxcdn.bootstrapcdn.com/bootstrap/4.0.0/js/bootstrap.min.js"&gt;&lt;/script&gt;</text:p>
      <text:p text:style-name="P4"/>
      <text:p text:style-name="P4"><text:s text:c="2"/>&lt;!-- custom script --&gt;</text:p>
      <text:p text:style-name="P4"><text:s text:c="2"/>&lt;script type="text/javascript" src="/scripts/profile.js"&gt;&lt;/script&gt;</text:p>
      <text:p text:style-name="P4"/>
      <text:p text:style-name="P4"><text:s text:c="2"/>&lt;title&gt;Home&lt;/title&gt;</text:p>
      <text:p text:style-name="P4">&lt;/head&gt;</text:p>
      <text:p text:style-name="P4">&lt;body&gt;</text:p>
      <text:p text:style-name="P4"/>
      <text:p text:style-name="P4"/>
      <text:p text:style-name="P4">&lt;div class='container'&gt;</text:p>
      <text:p text:style-name="P4"/>
      <text:p text:style-name="P4"><text:s text:c="2"/>&lt;div class='row'&gt;</text:p>
      <text:p text:style-name="P4"><text:s text:c="2"/>&lt;div class='col-12' id='profile'&gt;</text:p>
      <text:p text:style-name="P4"><text:s text:c="4"/>&lt;h1&gt; &lt;%=user.first_name%&gt;'s Profile &lt;/h1&gt;</text:p>
      <text:p text:style-name="P4"><text:soft-page-break/><text:s text:c="4"/>&lt;img src='https://lucenthealth.com/wp-content/uploads/PROFILE-PHOTO-PLACEHOLDER.png' class='profilePicHold' alt='Profile Pic'&gt;</text:p>
      <text:p text:style-name="P4"/>
      <text:p text:style-name="P4"><text:s text:c="2"/>&lt;/div&gt;</text:p>
      <text:p text:style-name="P4"><text:s text:c="2"/>&lt;/div&gt;</text:p>
      <text:p text:style-name="P4"/>
      <text:p text:style-name="P4">&lt;/div&gt;</text:p>
      <text:p text:style-name="P4">&lt;h2 class='text-center tripHead'&gt;TRIPS&lt;/h2&gt;</text:p>
      <text:p text:style-name="P4">&lt;div class='content'&gt;</text:p>
      <text:p text:style-name="P4">&lt;% trips.forEach(function(trip) { %&gt;</text:p>
      <text:p text:style-name="P4"/>
      <text:p text:style-name="P4">&lt;div class="card"&gt;</text:p>
      <text:p text:style-name="P4"/>
      <text:p text:style-name="P4"/>
      <text:p text:style-name="P4"><text:s text:c="4"/>&lt;div class="view overlay"&gt;</text:p>
      <text:p text:style-name="P4"><text:s text:c="8"/>&lt;img src= ' &lt;%= trip.image_start[0] %&gt; ' class="img-fluid" alt=""&gt;</text:p>
      <text:p text:style-name="P4"><text:s text:c="8"/>&lt;a href="#"&gt;</text:p>
      <text:p text:style-name="P4"><text:s text:c="12"/>&lt;div class="mask rgba-white-slight"&gt;&lt;/div&gt;</text:p>
      <text:p text:style-name="P4"><text:s text:c="8"/>&lt;/a&gt;</text:p>
      <text:p text:style-name="P4"><text:s text:c="4"/>&lt;/div&gt;</text:p>
      <text:p text:style-name="P4"/>
      <text:p text:style-name="P4"/>
      <text:p text:style-name="P4"><text:s text:c="4"/>&lt;div class="card-body"&gt;</text:p>
      <text:p text:style-name="P4"/>
      <text:p text:style-name="P4"><text:s text:c="8"/>&lt;h4 class="card-title"&gt;&lt;%= trip.name %&gt;&lt;/h4&gt;</text:p>
      <text:p text:style-name="P4"/>
      <text:p text:style-name="P4"><text:s text:c="8"/>&lt;p class="card-text"&gt;&lt;%= trip.description %&gt;&lt;/p&gt;</text:p>
      <text:p text:style-name="P4"><text:s text:c="8"/>&lt;a href="#" class="btn btn-primary more" data-id='&lt;%= trip._id %&gt;'&gt;MORE&lt;/a&gt;</text:p>
      <text:p text:style-name="P4"><text:s text:c="4"/>&lt;/div&gt;</text:p>
      <text:p text:style-name="P4"/>
      <text:p text:style-name="P4"><text:s text:c="4"/>&lt;% }); %&gt;</text:p>
      <text:p text:style-name="P4">&lt;/div&gt;</text:p>
      <text:p text:style-name="P4">&lt;/div&gt;</text:p>
      <text:p text:style-name="P4"/>
      <text:p text:style-name="P4">&lt;!-- &lt;div class='lowButton'&gt;</text:p>
      <text:p text:style-name="P4">&lt;div class='text-left prof'&gt;</text:p>
      <text:p text:style-name="P4">&lt;a class='btn btn-info btn-sm col-5 logoutButton' href='#'&gt;&lt;button&gt;SETTINGS&lt;/button&gt;&lt;/a&gt;</text:p>
      <text:p text:style-name="P4">&lt;/div&gt;</text:p>
      <text:p text:style-name="P4"/>
      <text:p text:style-name="P4">&lt;div class='text-right prof'&gt;</text:p>
      <text:p text:style-name="P4"><text:s text:c="2"/>&lt;a class='btn btn-info btn-sm col-5 logoutButton'href="/logout"&gt;&lt;button&gt;LOGOUT&lt;/button&gt;&lt;/a&gt;</text:p>
      <text:p text:style-name="P4">&lt;/div&gt;</text:p>
      <text:p text:style-name="P4">&lt;/div&gt; --&gt;</text:p>
      <text:p text:style-name="P4">&lt;!-- &lt;button&gt;LOGOUT&lt;/button&gt;</text:p>
      <text:p text:style-name="P4">&lt;button&gt;SETTINGS&lt;/button&gt; --&gt;</text:p>
      <text:p text:style-name="P4"><text:soft-page-break/>&lt;div class="modal" tabindex="-1" role="dialog" id='content'&gt;</text:p>
      <text:p text:style-name="P4"><text:s text:c="2"/>&lt;div class="modal-dialog" role="document"&gt;</text:p>
      <text:p text:style-name="P4"><text:s text:c="4"/>&lt;div class="modal-content"&gt;</text:p>
      <text:p text:style-name="P4"><text:s text:c="6"/>&lt;div class="modal-header"&gt;</text:p>
      <text:p text:style-name="P4"><text:s text:c="8"/>&lt;h5 class="modal-title"&gt;Trip&lt;/h5&gt;</text:p>
      <text:p text:style-name="P4"><text:s text:c="8"/>&lt;button type="button" class="close" data-dismiss="modal" aria-label="Close"&gt;</text:p>
      <text:p text:style-name="P4"><text:s text:c="10"/>&lt;span aria-hidden="true"&gt;&amp;times;&lt;/span&gt;</text:p>
      <text:p text:style-name="P4"><text:s text:c="8"/>&lt;/button&gt;</text:p>
      <text:p text:style-name="P4"><text:s text:c="6"/>&lt;/div&gt;</text:p>
      <text:p text:style-name="P4"><text:s text:c="6"/>&lt;div class="modal-body"&gt;</text:p>
      <text:p text:style-name="P4"/>
      <text:p text:style-name="P4"><text:s text:c="6"/>&lt;/div&gt;</text:p>
      <text:p text:style-name="P4"><text:s text:c="4"/></text:p>
      <text:p text:style-name="P4"><text:s text:c="4"/>&lt;/div&gt;</text:p>
      <text:p text:style-name="P4"><text:s text:c="2"/>&lt;/div&gt;</text:p>
      <text:p text:style-name="P4">&lt;/div&gt;</text:p>
      <text:p text:style-name="P4">&lt;footer class='footer'&gt;</text:p>
      <text:p text:style-name="P4"/>
      <text:p text:style-name="P4"><text:s text:c="2"/>&lt;div class='align-bottom'&gt;</text:p>
      <text:p text:style-name="P4"><text:s text:c="4"/>&lt;a class='btn btn-info btn-sm col-5 logoutButton'href="/logout"&gt;LOGOUT&lt;/a&gt;</text:p>
      <text:p text:style-name="P4"><text:s text:c="4"/>&lt;a class='btn btn-info btn-sm col-5 settingsButton' style='float: right' href='#'&gt;SETTINGS&lt;/a&gt;</text:p>
      <text:p text:style-name="P4"><text:s text:c="2"/>&lt;/div&gt;</text:p>
      <text:p text:style-name="P4"/>
      <text:p text:style-name="P4"/>
      <text:p text:style-name="P4"><text:s text:c="2"/>&lt;div class='container'&gt;</text:p>
      <text:p text:style-name="P4"><text:s text:c="4"/>&lt;div class='row'&gt;</text:p>
      <text:p text:style-name="P4"><text:s text:c="6"/>&lt;div class='nav-link col-3'&gt;</text:p>
      <text:p text:style-name="P4"><text:s text:c="6"/>&lt;a href='/home'&gt;&lt;i class="fa fa-home"&gt;&lt;/i&gt;&lt;/a&gt;</text:p>
      <text:p text:style-name="P4"><text:s text:c="6"/>&lt;/div&gt;</text:p>
      <text:p text:style-name="P4"><text:s text:c="6"/>&lt;div class='nav-link col-3 '&gt;</text:p>
      <text:p text:style-name="P4"><text:s text:c="8"/>&lt;a href='/search'&gt;&lt;i class="fa fa-search"&gt;&lt;/i&gt;&lt;/a&gt;</text:p>
      <text:p text:style-name="P4"><text:s text:c="6"/>&lt;/div&gt;</text:p>
      <text:p text:style-name="P4"><text:s text:c="6"/>&lt;div class='nav-link col-3'&gt;</text:p>
      <text:p text:style-name="P4"><text:s text:c="6"/>&lt;a href='/trip'&gt; <text:s/>&lt;i class="fa fa-plus-circle"&gt;&lt;/i&gt;&lt;/a&gt;</text:p>
      <text:p text:style-name="P4"><text:s text:c="6"/>&lt;/div&gt;</text:p>
      <text:p text:style-name="P4"><text:s text:c="4"/>&lt;div class='nav-link col-3 active'&gt;</text:p>
      <text:p text:style-name="P4"><text:s text:c="4"/>&lt;a href='/user'&gt; <text:s/>&lt;i class="fa fa-user"&gt;&lt;/i&gt;&lt;/a&gt;</text:p>
      <text:p text:style-name="P4"><text:s text:c="4"/>&lt;/div&gt;</text:p>
      <text:p text:style-name="P4"><text:s text:c="2"/>&lt;/div&gt;</text:p>
      <text:p text:style-name="P4">&lt;/div&gt;</text:p>
      <text:p text:style-name="P4">&lt;/footer&gt;</text:p>
      <text:p text:style-name="P4">&lt;/body&gt;</text:p>
      <text:p text:style-name="P4">&lt;/html&gt;</text:p>
      <text:p text:style-name="P4"/>
      <text:p text:style-name="P4"/>
      <text:p text:style-name="P2"/>
      <text:p text:style-name="P2"><text:soft-page-break/>Profile Page <text:span text:style-name="T1">JS</text:span> Code:</text:p>
      <text:p text:style-name="P2"/>
      <text:p text:style-name="P3"/>
      <text:p text:style-name="P5">function trips(id){</text:p>
      <text:p text:style-name="P5"><text:s text:c="2"/>console.log(id);</text:p>
      <text:p text:style-name="P5">$.ajax({</text:p>
      <text:p text:style-name="P5"><text:s text:c="2"/>url:`/trips/${id}`,</text:p>
      <text:p text:style-name="P5"><text:s text:c="2"/>method:'get',</text:p>
      <text:p text:style-name="P5"><text:s text:c="2"/>success:function(ok){</text:p>
      <text:p text:style-name="P5"><text:s text:c="4"/>var trip=ok.trip;</text:p>
      <text:p text:style-name="P5"><text:s text:c="2"/>var content=$('#content .modal-body');</text:p>
      <text:p text:style-name="P5"><text:s text:c="2"/>content.empty()</text:p>
      <text:p text:style-name="P5"><text:s text:c="2"/>content.append(`</text:p>
      <text:p text:style-name="P5"><text:s text:c="4"/>&lt;div class="card"&gt;</text:p>
      <text:p text:style-name="P5"/>
      <text:p text:style-name="P5"/>
      <text:p text:style-name="P5"><text:s text:c="8"/>&lt;div class="view overlay"&gt;</text:p>
      <text:p text:style-name="P5"><text:s text:c="12"/>&lt;img src= ' ${trip.image_start[0]} ' class="img-fluid" alt=""&gt;</text:p>
      <text:p text:style-name="P5"><text:s text:c="12"/>&lt;a href="#"&gt;</text:p>
      <text:p text:style-name="P5"><text:s text:c="16"/>&lt;div class="mask rgba-white-slight"&gt;&lt;/div&gt;</text:p>
      <text:p text:style-name="P5"><text:s text:c="12"/>&lt;/a&gt;</text:p>
      <text:p text:style-name="P5"><text:s text:c="8"/>&lt;/div&gt;</text:p>
      <text:p text:style-name="P5"/>
      <text:p text:style-name="P5"/>
      <text:p text:style-name="P5"><text:s text:c="8"/>&lt;div class="card-body"&gt;</text:p>
      <text:p text:style-name="P5"/>
      <text:p text:style-name="P5"><text:s text:c="12"/>&lt;h4 class="card-title"&gt; ${trip.name}&lt;/h4&gt;</text:p>
      <text:p text:style-name="P5"/>
      <text:p text:style-name="P5"><text:s text:c="12"/>&lt;p class="card-text"&gt; ${trip.description}&lt;/p&gt;</text:p>
      <text:p text:style-name="P5"/>
      <text:p text:style-name="P5"><text:s text:c="8"/>&lt;/div&gt;</text:p>
      <text:p text:style-name="P5"/>
      <text:p text:style-name="P5"/>
      <text:p text:style-name="P5"><text:s text:c="4"/>&lt;/div&gt;</text:p>
      <text:p text:style-name="P5"><text:s text:c="4"/>`);</text:p>
      <text:p text:style-name="P5"><text:s text:c="4"/>ok.posts.forEach(function(post){</text:p>
      <text:p text:style-name="P5"><text:s text:c="6"/>content.append(`</text:p>
      <text:p text:style-name="P5"><text:s text:c="8"/>&lt;div class="card"&gt;</text:p>
      <text:p text:style-name="P5"/>
      <text:p text:style-name="P5"/>
      <text:p text:style-name="P5"><text:s text:c="12"/>&lt;div class="view overlay"&gt;</text:p>
      <text:p text:style-name="P5"><text:s text:c="16"/>&lt;img src= ' ${post.images[0]} ' class="img-fluid" alt=""&gt;</text:p>
      <text:p text:style-name="P5"><text:s text:c="16"/>&lt;a href="#"&gt;</text:p>
      <text:p text:style-name="P5"><text:s text:c="20"/>&lt;div class="mask rgba-white-slight"&gt;&lt;/div&gt;</text:p>
      <text:p text:style-name="P5"><text:s text:c="16"/>&lt;/a&gt;</text:p>
      <text:p text:style-name="P5"><text:s text:c="12"/>&lt;/div&gt;</text:p>
      <text:p text:style-name="P5"/>
      <text:p text:style-name="P5"><text:soft-page-break/></text:p>
      <text:p text:style-name="P5"><text:s text:c="12"/>&lt;div class="card-body"&gt;</text:p>
      <text:p text:style-name="P5"/>
      <text:p text:style-name="P5"><text:s text:c="16"/>&lt;h4 class="card-title"&gt; ${post.title}&lt;/h4&gt;</text:p>
      <text:p text:style-name="P5"/>
      <text:p text:style-name="P5"><text:s text:c="16"/>&lt;p class="card-text"&gt; ${post.description}&lt;/p&gt;</text:p>
      <text:p text:style-name="P5"/>
      <text:p text:style-name="P5"><text:s text:c="12"/>&lt;/div&gt;</text:p>
      <text:p text:style-name="P5"/>
      <text:p text:style-name="P5"/>
      <text:p text:style-name="P5"><text:s text:c="8"/>&lt;/div&gt;</text:p>
      <text:p text:style-name="P5"><text:s text:c="8"/>`);</text:p>
      <text:p text:style-name="P5"><text:s text:c="4"/>});</text:p>
      <text:p text:style-name="P5"><text:s text:c="2"/>$('#content').modal('show');</text:p>
      <text:p text:style-name="P5"><text:s text:c="2"/>},</text:p>
      <text:p text:style-name="P5"><text:s text:c="2"/>error:function(err){</text:p>
      <text:p text:style-name="P5"><text:s text:c="4"/>console.log(err)</text:p>
      <text:p text:style-name="P5"><text:s text:c="2"/>}</text:p>
      <text:p text:style-name="P5">});</text:p>
      <text:p text:style-name="P5">}</text:p>
      <text:p text:style-name="P5">$(document).ready(function(){</text:p>
      <text:p text:style-name="P5">$('.content').on('click','.more',function(e){</text:p>
      <text:p text:style-name="P5"><text:s text:c="2"/>e.preventDefault();</text:p>
      <text:p text:style-name="P5">var id=$(this).attr('data-id');</text:p>
      <text:p text:style-name="P5">console.log(id);</text:p>
      <text:p text:style-name="P5">trips(id);</text:p>
      <text:p text:style-name="P5">})</text:p>
      <text:p text:style-name="P5"/>
      <text:p text:style-name="P5"/>
      <text:p text:style-name="P5"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33:16.744251181</meta:creation-date>
    <dc:date>2018-03-21T12:46:12.896221939</dc:date>
    <meta:editing-duration>PT12M5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155" meta:word-count="382" meta:character-count="4880" meta:non-whitespace-character-count="4024"/>
  </office:meta>
</office:document-meta>
</file>